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stroke="none" draw:marker-start="" draw:fill-color="#ffffff" draw:textarea-horizontal-align="justify" draw:textarea-vertical-align="middle" draw:auto-grow-height="false" fo:min-height="12.323cm" fo:min-width="22.326cm"/>
    </style:style>
    <style:style style:name="gr2" style:family="graphic" style:parent-style-name="Default_5f_1">
      <style:graphic-properties svg:stroke-width="0.106cm" svg:stroke-color="#000000" draw:marker-start-width="0.358cm" draw:marker-end-width="0.358cm" draw:fill="solid" draw:fill-color="#ffffff" draw:textarea-horizontal-align="justify" draw:textarea-vertical-align="middle" draw:auto-grow-height="false" fo:min-height="1.189cm" fo:min-width="3.008cm" fo:padding-top="0.177cm" fo:padding-bottom="0.177cm" fo:padding-left="0.302cm" fo:padding-right="0.302cm"/>
    </style:style>
    <style:style style:name="gr3" style:family="graphic" style:parent-style-name="Default_5f_1">
      <style:graphic-properties svg:stroke-width="0.106cm" svg:stroke-color="#000000" draw:marker-start-width="0.358cm" draw:marker-end-width="0.358cm" draw:fill="solid" draw:fill-color="#ffffff" draw:textarea-horizontal-align="justify" draw:textarea-vertical-align="middle" draw:auto-grow-height="false" fo:min-height="1.549cm" fo:min-width="3.205cm" fo:padding-top="0.177cm" fo:padding-bottom="0.177cm" fo:padding-left="0.302cm" fo:padding-right="0.302cm"/>
    </style:style>
    <style:style style:name="gr4" style:family="graphic" style:parent-style-name="Default_5f_1">
      <style:graphic-properties svg:stroke-width="0.106cm" svg:stroke-color="#000000" draw:marker-start-width="0.358cm" draw:marker-end-width="0.358cm" draw:fill="solid" draw:fill-color="#ffffff" draw:textarea-horizontal-align="justify" draw:textarea-vertical-align="middle" draw:auto-grow-height="false" fo:min-height="1.32cm" fo:min-width="2.549cm" fo:padding-top="0.177cm" fo:padding-bottom="0.177cm" fo:padding-left="0.302cm" fo:padding-right="0.302cm"/>
    </style:style>
    <style:style style:name="gr5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draw:stroke="none" draw:fill="none" fo:min-height="1.551cm"/>
    </style:style>
    <style:style style:name="gr7" style:family="graphic" style:parent-style-name="objectwithoutfill">
      <style:graphic-properties draw:stroke="none" draw:fill="none" fo:min-height="2.326cm"/>
    </style:style>
    <style:style style:name="gr8" style:family="graphic" style:parent-style-name="Default_5f_1">
      <style:graphic-properties draw:stroke="solid" svg:stroke-width="0.081cm" svg:stroke-color="#ffffff" draw:marker-start-width="0.321cm" draw:marker-end-width="0.321cm" draw:fill-color="#dddddd" draw:textarea-horizontal-align="justify" draw:textarea-vertical-align="middle" draw:auto-grow-height="false" fo:min-height="1.274cm" fo:min-width="1.024cm"/>
    </style:style>
    <style:style style:name="gr9" style:family="graphic" style:parent-style-name="standard">
      <style:graphic-properties draw:stroke="none" draw:marker-start="" draw:fill-color="#ffffff" draw:textarea-horizontal-align="justify" draw:textarea-vertical-align="middle" draw:auto-grow-height="false" fo:min-height="12.323cm" fo:min-width="22.326cm"/>
    </style:style>
    <style:style style:name="gr10" style:family="graphic" style:parent-style-name="standard">
      <style:graphic-properties svg:stroke-width="0.106cm" svg:stroke-color="#000000" draw:marker-start-width="0.358cm" draw:marker-end-width="0.358cm" draw:fill="solid" draw:fill-color="#ffffff" draw:textarea-horizontal-align="justify" draw:textarea-vertical-align="middle" draw:auto-grow-height="false" fo:min-height="1.189cm" fo:min-width="3.008cm" fo:padding-top="0.177cm" fo:padding-bottom="0.177cm" fo:padding-left="0.302cm" fo:padding-right="0.302cm"/>
    </style:style>
    <style:style style:name="gr11" style:family="graphic" style:parent-style-name="standard">
      <style:graphic-properties svg:stroke-width="0.106cm" svg:stroke-color="#000000" draw:marker-start-width="0.358cm" draw:marker-end-width="0.358cm" draw:fill="solid" draw:fill-color="#ffffff" draw:textarea-horizontal-align="justify" draw:textarea-vertical-align="middle" draw:auto-grow-height="false" fo:min-height="1.549cm" fo:min-width="3.205cm" fo:padding-top="0.177cm" fo:padding-bottom="0.177cm" fo:padding-left="0.302cm" fo:padding-right="0.302cm"/>
    </style:style>
    <style:style style:name="gr12" style:family="graphic" style:parent-style-name="standard">
      <style:graphic-properties svg:stroke-width="0.106cm" svg:stroke-color="#000000" draw:marker-start-width="0.358cm" draw:marker-end-width="0.358cm" draw:fill="solid" draw:fill-color="#ffffff" draw:textarea-horizontal-align="justify" draw:textarea-vertical-align="middle" draw:auto-grow-height="false" fo:min-height="1.32cm" fo:min-width="2.549cm" fo:padding-top="0.177cm" fo:padding-bottom="0.177cm" fo:padding-left="0.302cm" fo:padding-right="0.302cm"/>
    </style:style>
    <style:style style:name="gr13" style:family="graphic" style:parent-style-name="standard">
      <style:graphic-properties draw:stroke="solid" svg:stroke-width="0.081cm" svg:stroke-color="#ffffff" draw:marker-start-width="0.321cm" draw:marker-end-width="0.321cm" draw:fill-color="#dddddd" draw:textarea-horizontal-align="justify" draw:textarea-vertical-align="middle" draw:auto-grow-height="false" fo:min-height="1.274cm" fo:min-width="1.02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ize="28pt"/>
    </style:style>
    <style:style style:name="P3" style:family="paragraph">
      <loext:graphic-properties draw:fill="solid" draw:fill-color="#ffffff"/>
      <style:paragraph-properties fo:text-align="center"/>
      <style:text-properties style:font-name="Carlito"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22pt"/>
    </style:style>
    <style:style style:name="P6" style:family="paragraph">
      <loext:graphic-properties draw:fill="none"/>
      <style:paragraph-properties fo:text-align="center"/>
      <style:text-properties style:font-name="Carlito" fo:font-size="22pt" style:font-size-asian="22pt" style:font-size-complex="22pt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loext:graphic-properties draw:fill-color="#dddddd"/>
      <style:paragraph-properties fo:text-align="center"/>
      <style:text-properties style:font-name="Carlito" fo:font-size="24pt" style:font-size-asian="24pt" style:font-size-complex="24pt"/>
    </style:style>
    <style:style style:name="T1" style:family="text">
      <style:text-properties style:font-name="Carlito" fo:font-size="28pt" style:font-size-asian="28pt" style:font-size-complex="28pt"/>
    </style:style>
    <style:style style:name="T2" style:family="text">
      <style:text-properties style:font-name="Carlito" fo:font-size="22pt" style:font-size-asian="22pt" style:font-size-complex="22pt"/>
    </style:style>
    <style:style style:name="T3" style:family="text">
      <style:text-properties style:font-name="Carlito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andscape_25_20drawing">
        <draw:custom-shape draw:style-name="gr1" draw:text-style-name="P1" draw:layer="layout" svg:width="22.826cm" svg:height="12.573cm" svg:x="3.574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106cm" svg:height="2.181cm" svg:x="6.221cm" svg:y="8.077cm">
          <text:p text:style-name="P2"><text:span text:style-name="T1">Lis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385cm" svg:height="2.691cm" svg:x="19.171cm" svg:y="4.968cm">
          <text:p text:style-name="P2"><text:span text:style-name="T1">Ejecutan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457cm" svg:height="2.366cm" svg:x="14.993cm" svg:y="12.952cm">
          <text:p text:style-name="P2"><text:span text:style-name="T1">En esp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21.26cm" svg:y1="7.659cm" svg:x2="17.825cm" svg:y2="12.997cm">
          <text:p/>
        </draw:line>
        <draw:frame draw:style-name="gr6" draw:text-style-name="P6" draw:layer="layout" svg:width="3.881cm" svg:height="1.801cm" svg:x="18.924cm" svg:y="10.806cm">
          <draw:text-box>
            <text:p text:style-name="P5"><text:span text:style-name="T2">Solicitud </text:span><text:span text:style-name="T2"><text:line-break/></text:span><text:span text:style-name="T2">de E/S</text:span></text:p>
          </draw:text-box>
        </draw:frame>
        <draw:frame draw:style-name="gr7" draw:text-style-name="P6" draw:layer="layout" svg:width="3.881cm" svg:height="2.576cm" svg:x="10.51cm" svg:y="12.472cm">
          <draw:text-box>
            <text:p text:style-name="P5"><text:span text:style-name="T2">Operación</text:span><text:span text:style-name="T2"><text:line-break/></text:span><text:span text:style-name="T2">de E/S terminada</text:span></text:p>
          </draw:text-box>
        </draw:frame>
        <draw:line draw:style-name="gr5" draw:text-style-name="P4" draw:layer="layout" svg:x1="15.365cm" svg:y1="13.461cm" svg:x2="10.119cm" svg:y2="10.165cm">
          <text:p/>
        </draw:line>
        <draw:line draw:style-name="gr5" draw:text-style-name="P4" draw:layer="layout" svg:x1="10.119cm" svg:y1="8.216cm" svg:x2="19.171cm" svg:y2="6.081cm">
          <text:p/>
        </draw:line>
        <draw:frame draw:style-name="gr6" draw:text-style-name="P6" draw:layer="layout" svg:width="3.881cm" svg:height="1.801cm" svg:x="12.507cm" svg:y="5.044cm">
          <draw:text-box>
            <text:p text:style-name="P5"><text:span text:style-name="T2">Acceso</text:span><text:span text:style-name="T2"><text:line-break/></text:span><text:span text:style-name="T2">a la CPU</text:span></text:p>
          </draw:text-box>
        </draw:frame>
        <draw:line draw:style-name="gr5" draw:text-style-name="P4" draw:layer="layout" svg:x1="6.824cm" svg:y1="11.512cm" svg:x2="8.216cm" svg:y2="10.119cm">
          <text:p/>
        </draw:line>
        <draw:frame draw:style-name="gr6" draw:text-style-name="P6" draw:layer="layout" svg:width="4.761cm" svg:height="1.801cm" svg:x="4.612cm" svg:y="11.636cm">
          <draw:text-box>
            <text:p text:style-name="P5"><text:span text:style-name="T2">Creación del </text:span><text:span text:style-name="T2"><text:line-break/></text:span><text:span text:style-name="T2">proceso</text:span></text:p>
          </draw:text-box>
        </draw:frame>
        <draw:frame draw:style-name="gr6" draw:text-style-name="P6" draw:layer="layout" svg:width="3.552cm" svg:height="1.801cm" svg:x="23.014cm" svg:y="10.105cm">
          <draw:text-box>
            <text:p text:style-name="P5"><text:span text:style-name="T2">Fin del </text:span><text:span text:style-name="T2"><text:line-break/></text:span><text:span text:style-name="T2">proceso</text:span></text:p>
          </draw:text-box>
        </draw:frame>
        <draw:line draw:style-name="gr5" draw:text-style-name="P4" draw:layer="layout" svg:x1="22.209cm" svg:y1="7.559cm" svg:x2="24.416cm" svg:y2="9.841cm">
          <text:p/>
        </draw:line>
        <draw:line draw:style-name="gr5" draw:text-style-name="P4" draw:layer="layout" svg:x1="19.403cm" svg:y1="6.963cm" svg:x2="11.326cm" svg:y2="8.819cm">
          <text:p/>
        </draw:line>
        <draw:custom-shape draw:style-name="gr3" draw:text-style-name="P3" draw:layer="layout" svg:width="5.385cm" svg:height="2.691cm" svg:x="17.713cm" svg:y="4.786cm">
          <text:p text:style-name="P2"><text:span text:style-name="T1">Ejecutan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3.881cm" svg:height="1.801cm" svg:x="14.179cm" svg:y="8.108cm">
          <draw:text-box>
            <text:p text:style-name="P5"><text:span text:style-name="T2">Tiempo</text:span><text:span text:style-name="T2"><text:line-break/></text:span><text:span text:style-name="T2">agotado</text:span></text:p>
          </draw:text-box>
        </draw:frame>
        <draw:g>
          <draw:custom-shape draw:style-name="gr8" draw:text-style-name="P8" draw:layer="layout" svg:width="1.524cm" svg:height="1.524cm" svg:x="4.302cm" svg:y="6.207cm">
            <text:p text:style-name="P7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" draw:style-name="dp1" draw:master-page-name="Landscape_25_20drawing">
        <draw:custom-shape draw:style-name="gr1" draw:text-style-name="P1" draw:layer="layout" svg:width="22.826cm" svg:height="12.573cm" svg:x="3.574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106cm" svg:height="2.181cm" svg:x="6.221cm" svg:y="8.077cm">
          <text:p text:style-name="P2"><text:span text:style-name="T1">Lis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385cm" svg:height="2.691cm" svg:x="19.171cm" svg:y="4.968cm">
          <text:p text:style-name="P2"><text:span text:style-name="T1">Ejecutan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457cm" svg:height="2.366cm" svg:x="14.993cm" svg:y="12.952cm">
          <text:p text:style-name="P2"><text:span text:style-name="T1">En esp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21.26cm" svg:y1="7.659cm" svg:x2="17.825cm" svg:y2="12.997cm">
          <text:p/>
        </draw:line>
        <draw:frame draw:style-name="gr6" draw:text-style-name="P6" draw:layer="layout" svg:width="3.881cm" svg:height="1.801cm" svg:x="18.924cm" svg:y="10.806cm">
          <draw:text-box>
            <text:p text:style-name="P5"><text:span text:style-name="T2">Solicitud </text:span><text:span text:style-name="T2"><text:line-break/></text:span><text:span text:style-name="T2">de E/S</text:span></text:p>
          </draw:text-box>
        </draw:frame>
        <draw:frame draw:style-name="gr7" draw:text-style-name="P6" draw:layer="layout" svg:width="3.881cm" svg:height="2.576cm" svg:x="10.51cm" svg:y="12.472cm">
          <draw:text-box>
            <text:p text:style-name="P5"><text:span text:style-name="T2">Operación</text:span><text:span text:style-name="T2"><text:line-break/></text:span><text:span text:style-name="T2">de E/S terminada</text:span></text:p>
          </draw:text-box>
        </draw:frame>
        <draw:line draw:style-name="gr5" draw:text-style-name="P4" draw:layer="layout" svg:x1="15.365cm" svg:y1="13.461cm" svg:x2="10.119cm" svg:y2="10.165cm">
          <text:p/>
        </draw:line>
        <draw:line draw:style-name="gr5" draw:text-style-name="P4" draw:layer="layout" svg:x1="10.119cm" svg:y1="8.216cm" svg:x2="19.171cm" svg:y2="6.081cm">
          <text:p/>
        </draw:line>
        <draw:frame draw:style-name="gr6" draw:text-style-name="P6" draw:layer="layout" svg:width="3.881cm" svg:height="1.801cm" svg:x="12.507cm" svg:y="5.044cm">
          <draw:text-box>
            <text:p text:style-name="P5"><text:span text:style-name="T2">Acceso</text:span><text:span text:style-name="T2"><text:line-break/></text:span><text:span text:style-name="T2">a la CPU</text:span></text:p>
          </draw:text-box>
        </draw:frame>
        <draw:line draw:style-name="gr5" draw:text-style-name="P4" draw:layer="layout" svg:x1="6.824cm" svg:y1="11.512cm" svg:x2="8.216cm" svg:y2="10.119cm">
          <text:p/>
        </draw:line>
        <draw:frame draw:style-name="gr6" draw:text-style-name="P6" draw:layer="layout" svg:width="4.761cm" svg:height="1.801cm" svg:x="4.612cm" svg:y="11.636cm">
          <draw:text-box>
            <text:p text:style-name="P5"><text:span text:style-name="T2">Creación del </text:span><text:span text:style-name="T2"><text:line-break/></text:span><text:span text:style-name="T2">proceso</text:span></text:p>
          </draw:text-box>
        </draw:frame>
        <draw:frame draw:style-name="gr6" draw:text-style-name="P6" draw:layer="layout" svg:width="3.552cm" svg:height="1.801cm" svg:x="23.014cm" svg:y="10.105cm">
          <draw:text-box>
            <text:p text:style-name="P5"><text:span text:style-name="T2">Fin del </text:span><text:span text:style-name="T2"><text:line-break/></text:span><text:span text:style-name="T2">proceso</text:span></text:p>
          </draw:text-box>
        </draw:frame>
        <draw:line draw:style-name="gr5" draw:text-style-name="P4" draw:layer="layout" svg:x1="22.209cm" svg:y1="7.559cm" svg:x2="24.416cm" svg:y2="9.841cm">
          <text:p/>
        </draw:line>
        <draw:line draw:style-name="gr5" draw:text-style-name="P4" draw:layer="layout" svg:x1="19.403cm" svg:y1="6.963cm" svg:x2="11.326cm" svg:y2="8.819cm">
          <text:p/>
        </draw:line>
        <draw:frame draw:style-name="gr6" draw:text-style-name="P6" draw:layer="layout" svg:width="3.881cm" svg:height="1.801cm" svg:x="14.179cm" svg:y="8.108cm">
          <draw:text-box>
            <text:p text:style-name="P5"><text:span text:style-name="T2">Tiempo</text:span><text:span text:style-name="T2"><text:line-break/></text:span><text:span text:style-name="T2">agotado</text:span></text:p>
          </draw:text-box>
        </draw:frame>
        <draw:g>
          <draw:custom-shape draw:style-name="gr8" draw:text-style-name="P8" draw:layer="layout" svg:width="1.524cm" svg:height="1.524cm" svg:x="5.832cm" svg:y="6.207cm">
            <text:p text:style-name="P7"><text:span text:style-name="T3">P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1.524cm" svg:height="1.524cm" svg:x="7.362cm" svg:y="6.207cm">
            <text:p text:style-name="P7"><text:span text:style-name="T3">P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8" draw:text-style-name="P8" draw:layer="layout" svg:width="1.524cm" svg:height="1.524cm" svg:x="24.368cm" svg:y="3.794cm">
            <text:p text:style-name="P7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" draw:text-style-name="P3" draw:layer="layout" svg:width="5.385cm" svg:height="2.691cm" svg:x="17.713cm" svg:y="4.785cm">
          <text:p text:style-name="P2"><text:span text:style-name="T1">Ejecutan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Landscape_25_20drawing">
        <draw:custom-shape draw:style-name="gr1" draw:text-style-name="P1" draw:layer="layout" svg:width="22.826cm" svg:height="12.573cm" svg:x="3.574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106cm" svg:height="2.181cm" svg:x="6.221cm" svg:y="8.077cm">
          <text:p text:style-name="P2"><text:span text:style-name="T1">Lis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385cm" svg:height="2.691cm" svg:x="19.171cm" svg:y="4.968cm">
          <text:p text:style-name="P2"><text:span text:style-name="T1">Ejecutan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457cm" svg:height="2.366cm" svg:x="14.993cm" svg:y="12.952cm">
          <text:p text:style-name="P2"><text:span text:style-name="T1">En esp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21.26cm" svg:y1="7.659cm" svg:x2="17.825cm" svg:y2="12.997cm">
          <text:p/>
        </draw:line>
        <draw:frame draw:style-name="gr6" draw:text-style-name="P6" draw:layer="layout" svg:width="3.881cm" svg:height="1.801cm" svg:x="18.924cm" svg:y="10.806cm">
          <draw:text-box>
            <text:p text:style-name="P5"><text:span text:style-name="T2">Solicitud </text:span><text:span text:style-name="T2"><text:line-break/></text:span><text:span text:style-name="T2">de E/S</text:span></text:p>
          </draw:text-box>
        </draw:frame>
        <draw:frame draw:style-name="gr7" draw:text-style-name="P6" draw:layer="layout" svg:width="3.881cm" svg:height="2.576cm" svg:x="10.51cm" svg:y="12.472cm">
          <draw:text-box>
            <text:p text:style-name="P5"><text:span text:style-name="T2">Operación</text:span><text:span text:style-name="T2"><text:line-break/></text:span><text:span text:style-name="T2">de E/S terminada</text:span></text:p>
          </draw:text-box>
        </draw:frame>
        <draw:line draw:style-name="gr5" draw:text-style-name="P4" draw:layer="layout" svg:x1="15.365cm" svg:y1="13.461cm" svg:x2="10.119cm" svg:y2="10.165cm">
          <text:p/>
        </draw:line>
        <draw:line draw:style-name="gr5" draw:text-style-name="P4" draw:layer="layout" svg:x1="10.119cm" svg:y1="8.216cm" svg:x2="19.171cm" svg:y2="6.081cm">
          <text:p/>
        </draw:line>
        <draw:frame draw:style-name="gr6" draw:text-style-name="P6" draw:layer="layout" svg:width="3.881cm" svg:height="1.801cm" svg:x="12.507cm" svg:y="5.044cm">
          <draw:text-box>
            <text:p text:style-name="P5"><text:span text:style-name="T2">Acceso</text:span><text:span text:style-name="T2"><text:line-break/></text:span><text:span text:style-name="T2">a la CPU</text:span></text:p>
          </draw:text-box>
        </draw:frame>
        <draw:line draw:style-name="gr5" draw:text-style-name="P4" draw:layer="layout" svg:x1="6.824cm" svg:y1="11.512cm" svg:x2="8.216cm" svg:y2="10.119cm">
          <text:p/>
        </draw:line>
        <draw:frame draw:style-name="gr6" draw:text-style-name="P6" draw:layer="layout" svg:width="4.761cm" svg:height="1.801cm" svg:x="4.612cm" svg:y="11.636cm">
          <draw:text-box>
            <text:p text:style-name="P5"><text:span text:style-name="T2">Creación del </text:span><text:span text:style-name="T2"><text:line-break/></text:span><text:span text:style-name="T2">proceso</text:span></text:p>
          </draw:text-box>
        </draw:frame>
        <draw:frame draw:style-name="gr6" draw:text-style-name="P6" draw:layer="layout" svg:width="3.552cm" svg:height="1.801cm" svg:x="23.014cm" svg:y="10.105cm">
          <draw:text-box>
            <text:p text:style-name="P5"><text:span text:style-name="T2">Fin del </text:span><text:span text:style-name="T2"><text:line-break/></text:span><text:span text:style-name="T2">proceso</text:span></text:p>
          </draw:text-box>
        </draw:frame>
        <draw:line draw:style-name="gr5" draw:text-style-name="P4" draw:layer="layout" svg:x1="22.209cm" svg:y1="7.559cm" svg:x2="24.416cm" svg:y2="9.841cm">
          <text:p/>
        </draw:line>
        <draw:line draw:style-name="gr5" draw:text-style-name="P4" draw:layer="layout" svg:x1="19.403cm" svg:y1="6.963cm" svg:x2="11.326cm" svg:y2="8.819cm">
          <text:p/>
        </draw:line>
        <draw:frame draw:style-name="gr6" draw:text-style-name="P6" draw:layer="layout" svg:width="3.881cm" svg:height="1.801cm" svg:x="14.179cm" svg:y="8.108cm">
          <draw:text-box>
            <text:p text:style-name="P5"><text:span text:style-name="T2">Tiempo</text:span><text:span text:style-name="T2"><text:line-break/></text:span><text:span text:style-name="T2">agotado</text:span></text:p>
          </draw:text-box>
        </draw:frame>
        <draw:g>
          <draw:custom-shape draw:style-name="gr8" draw:text-style-name="P8" draw:layer="layout" svg:width="1.524cm" svg:height="1.524cm" svg:x="8.892cm" svg:y="6.207cm">
            <text:p text:style-name="P7"><text:span text:style-name="T3">P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8" draw:text-style-name="P8" draw:layer="layout" svg:width="1.524cm" svg:height="1.524cm" svg:x="19.778cm" svg:y="13.954cm">
            <text:p text:style-name="P7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8" draw:text-style-name="P8" draw:layer="layout" svg:width="1.524cm" svg:height="1.524cm" svg:x="24.368cm" svg:y="3.794cm">
            <text:p text:style-name="P7"><text:span text:style-name="T3">P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" draw:text-style-name="P3" draw:layer="layout" svg:width="5.385cm" svg:height="2.691cm" svg:x="17.713cm" svg:y="4.785cm">
          <text:p text:style-name="P2"><text:span text:style-name="T1">Ejecutan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524cm" svg:height="1.524cm" svg:x="22.762cm" svg:y="3.807cm">
          <text:p text:style-name="P7"><text:span text:style-name="T3">P3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Landscape_25_20drawing">
        <draw:custom-shape draw:style-name="gr1" draw:text-style-name="P1" draw:layer="layout" svg:width="22.826cm" svg:height="12.573cm" svg:x="3.574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106cm" svg:height="2.181cm" svg:x="6.221cm" svg:y="8.077cm">
          <text:p text:style-name="P2"><text:span text:style-name="T1">Lis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385cm" svg:height="2.691cm" svg:x="19.171cm" svg:y="4.968cm">
          <text:p text:style-name="P2"><text:span text:style-name="T1">Ejecutan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457cm" svg:height="2.366cm" svg:x="14.993cm" svg:y="12.952cm">
          <text:p text:style-name="P2"><text:span text:style-name="T1">En esp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21.26cm" svg:y1="7.659cm" svg:x2="17.825cm" svg:y2="12.997cm">
          <text:p/>
        </draw:line>
        <draw:frame draw:style-name="gr6" draw:text-style-name="P6" draw:layer="layout" svg:width="3.881cm" svg:height="1.801cm" svg:x="18.924cm" svg:y="10.806cm">
          <draw:text-box>
            <text:p text:style-name="P5"><text:span text:style-name="T2">Solicitud </text:span><text:span text:style-name="T2"><text:line-break/></text:span><text:span text:style-name="T2">de E/S</text:span></text:p>
          </draw:text-box>
        </draw:frame>
        <draw:frame draw:style-name="gr7" draw:text-style-name="P6" draw:layer="layout" svg:width="3.881cm" svg:height="2.576cm" svg:x="10.51cm" svg:y="12.472cm">
          <draw:text-box>
            <text:p text:style-name="P5"><text:span text:style-name="T2">Operación</text:span><text:span text:style-name="T2"><text:line-break/></text:span><text:span text:style-name="T2">de E/S terminada</text:span></text:p>
          </draw:text-box>
        </draw:frame>
        <draw:line draw:style-name="gr5" draw:text-style-name="P4" draw:layer="layout" svg:x1="15.365cm" svg:y1="13.461cm" svg:x2="10.119cm" svg:y2="10.165cm">
          <text:p/>
        </draw:line>
        <draw:line draw:style-name="gr5" draw:text-style-name="P4" draw:layer="layout" svg:x1="10.119cm" svg:y1="8.216cm" svg:x2="19.171cm" svg:y2="6.081cm">
          <text:p/>
        </draw:line>
        <draw:frame draw:style-name="gr6" draw:text-style-name="P6" draw:layer="layout" svg:width="3.881cm" svg:height="1.801cm" svg:x="12.507cm" svg:y="5.044cm">
          <draw:text-box>
            <text:p text:style-name="P5"><text:span text:style-name="T2">Acceso</text:span><text:span text:style-name="T2"><text:line-break/></text:span><text:span text:style-name="T2">a la CPU</text:span></text:p>
          </draw:text-box>
        </draw:frame>
        <draw:line draw:style-name="gr5" draw:text-style-name="P4" draw:layer="layout" svg:x1="6.824cm" svg:y1="11.512cm" svg:x2="8.216cm" svg:y2="10.119cm">
          <text:p/>
        </draw:line>
        <draw:frame draw:style-name="gr6" draw:text-style-name="P6" draw:layer="layout" svg:width="4.761cm" svg:height="1.801cm" svg:x="4.612cm" svg:y="11.636cm">
          <draw:text-box>
            <text:p text:style-name="P5"><text:span text:style-name="T2">Creación del </text:span><text:span text:style-name="T2"><text:line-break/></text:span><text:span text:style-name="T2">proceso</text:span></text:p>
          </draw:text-box>
        </draw:frame>
        <draw:frame draw:style-name="gr6" draw:text-style-name="P6" draw:layer="layout" svg:width="3.552cm" svg:height="1.801cm" svg:x="23.014cm" svg:y="10.105cm">
          <draw:text-box>
            <text:p text:style-name="P5"><text:span text:style-name="T2">Fin del </text:span><text:span text:style-name="T2"><text:line-break/></text:span><text:span text:style-name="T2">proceso</text:span></text:p>
          </draw:text-box>
        </draw:frame>
        <draw:line draw:style-name="gr5" draw:text-style-name="P4" draw:layer="layout" svg:x1="22.209cm" svg:y1="7.559cm" svg:x2="24.416cm" svg:y2="9.841cm">
          <text:p/>
        </draw:line>
        <draw:line draw:style-name="gr5" draw:text-style-name="P4" draw:layer="layout" svg:x1="19.403cm" svg:y1="6.963cm" svg:x2="11.326cm" svg:y2="8.819cm">
          <text:p/>
        </draw:line>
        <draw:frame draw:style-name="gr6" draw:text-style-name="P6" draw:layer="layout" svg:width="3.881cm" svg:height="1.801cm" svg:x="14.179cm" svg:y="8.108cm">
          <draw:text-box>
            <text:p text:style-name="P5"><text:span text:style-name="T2">Tiempo</text:span><text:span text:style-name="T2"><text:line-break/></text:span><text:span text:style-name="T2">agotado</text:span></text:p>
          </draw:text-box>
        </draw:frame>
        <draw:g>
          <draw:custom-shape draw:style-name="gr8" draw:text-style-name="P8" draw:layer="layout" svg:width="1.524cm" svg:height="1.524cm" svg:x="5.832cm" svg:y="6.207cm">
            <text:p text:style-name="P7"><text:span text:style-name="T3">P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1.524cm" svg:height="1.524cm" svg:x="7.362cm" svg:y="6.207cm">
            <text:p text:style-name="P7"><text:span text:style-name="T3">P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8" draw:text-style-name="P8" draw:layer="layout" svg:width="1.524cm" svg:height="1.524cm" svg:x="24.368cm" svg:y="3.794cm">
            <text:p text:style-name="P7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" draw:text-style-name="P3" draw:layer="layout" svg:width="5.385cm" svg:height="2.691cm" svg:x="17.713cm" svg:y="4.785cm">
          <text:p text:style-name="P2"><text:span text:style-name="T1">Ejecutan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Landscape_25_20drawing">
        <draw:custom-shape draw:style-name="gr1" draw:text-style-name="P1" draw:layer="layout" svg:width="22.826cm" svg:height="12.573cm" svg:x="3.574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106cm" svg:height="2.181cm" svg:x="6.221cm" svg:y="8.077cm">
          <text:p text:style-name="P2"><text:span text:style-name="T1">Lis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385cm" svg:height="2.691cm" svg:x="19.171cm" svg:y="4.968cm">
          <text:p text:style-name="P2"><text:span text:style-name="T1">Ejecutan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457cm" svg:height="2.366cm" svg:x="14.993cm" svg:y="12.952cm">
          <text:p text:style-name="P2"><text:span text:style-name="T1">En esp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21.26cm" svg:y1="7.659cm" svg:x2="17.825cm" svg:y2="12.997cm">
          <text:p/>
        </draw:line>
        <draw:frame draw:style-name="gr6" draw:text-style-name="P6" draw:layer="layout" svg:width="3.881cm" svg:height="1.801cm" svg:x="18.924cm" svg:y="10.806cm">
          <draw:text-box>
            <text:p text:style-name="P5"><text:span text:style-name="T2">Solicitud </text:span><text:span text:style-name="T2"><text:line-break/></text:span><text:span text:style-name="T2">de E/S</text:span></text:p>
          </draw:text-box>
        </draw:frame>
        <draw:frame draw:style-name="gr7" draw:text-style-name="P6" draw:layer="layout" svg:width="3.881cm" svg:height="2.576cm" svg:x="10.51cm" svg:y="12.472cm">
          <draw:text-box>
            <text:p text:style-name="P5"><text:span text:style-name="T2">Operación</text:span><text:span text:style-name="T2"><text:line-break/></text:span><text:span text:style-name="T2">de E/S terminada</text:span></text:p>
          </draw:text-box>
        </draw:frame>
        <draw:line draw:style-name="gr5" draw:text-style-name="P4" draw:layer="layout" svg:x1="15.365cm" svg:y1="13.461cm" svg:x2="10.119cm" svg:y2="10.165cm">
          <text:p/>
        </draw:line>
        <draw:line draw:style-name="gr5" draw:text-style-name="P4" draw:layer="layout" svg:x1="10.119cm" svg:y1="8.216cm" svg:x2="19.171cm" svg:y2="6.081cm">
          <text:p/>
        </draw:line>
        <draw:frame draw:style-name="gr6" draw:text-style-name="P6" draw:layer="layout" svg:width="3.881cm" svg:height="1.801cm" svg:x="12.507cm" svg:y="5.044cm">
          <draw:text-box>
            <text:p text:style-name="P5"><text:span text:style-name="T2">Acceso</text:span><text:span text:style-name="T2"><text:line-break/></text:span><text:span text:style-name="T2">a la CPU</text:span></text:p>
          </draw:text-box>
        </draw:frame>
        <draw:line draw:style-name="gr5" draw:text-style-name="P4" draw:layer="layout" svg:x1="6.824cm" svg:y1="11.512cm" svg:x2="8.216cm" svg:y2="10.119cm">
          <text:p/>
        </draw:line>
        <draw:frame draw:style-name="gr6" draw:text-style-name="P6" draw:layer="layout" svg:width="4.761cm" svg:height="1.801cm" svg:x="4.612cm" svg:y="11.636cm">
          <draw:text-box>
            <text:p text:style-name="P5"><text:span text:style-name="T2">Creación del </text:span><text:span text:style-name="T2"><text:line-break/></text:span><text:span text:style-name="T2">proceso</text:span></text:p>
          </draw:text-box>
        </draw:frame>
        <draw:frame draw:style-name="gr6" draw:text-style-name="P6" draw:layer="layout" svg:width="3.552cm" svg:height="1.801cm" svg:x="23.014cm" svg:y="10.105cm">
          <draw:text-box>
            <text:p text:style-name="P5"><text:span text:style-name="T2">Fin del </text:span><text:span text:style-name="T2"><text:line-break/></text:span><text:span text:style-name="T2">proceso</text:span></text:p>
          </draw:text-box>
        </draw:frame>
        <draw:line draw:style-name="gr5" draw:text-style-name="P4" draw:layer="layout" svg:x1="22.209cm" svg:y1="7.559cm" svg:x2="24.416cm" svg:y2="9.841cm">
          <text:p/>
        </draw:line>
        <draw:line draw:style-name="gr5" draw:text-style-name="P4" draw:layer="layout" svg:x1="19.403cm" svg:y1="6.963cm" svg:x2="11.326cm" svg:y2="8.819cm">
          <text:p/>
        </draw:line>
        <draw:frame draw:style-name="gr6" draw:text-style-name="P6" draw:layer="layout" svg:width="3.881cm" svg:height="1.801cm" svg:x="14.179cm" svg:y="8.108cm">
          <draw:text-box>
            <text:p text:style-name="P5"><text:span text:style-name="T2">Tiempo</text:span><text:span text:style-name="T2"><text:line-break/></text:span><text:span text:style-name="T2">agotado</text:span></text:p>
          </draw:text-box>
        </draw:frame>
        <draw:g>
          <draw:custom-shape draw:style-name="gr8" draw:text-style-name="P8" draw:layer="layout" svg:width="1.524cm" svg:height="1.524cm" svg:x="4.302cm" svg:y="6.207cm">
            <text:p text:style-name="P7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1.524cm" svg:height="1.524cm" svg:x="5.832cm" svg:y="6.207cm">
            <text:p text:style-name="P7"><text:span text:style-name="T3">P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8" draw:text-style-name="P8" draw:layer="layout" svg:width="1.524cm" svg:height="1.524cm" svg:x="24.368cm" svg:y="3.794cm">
            <text:p text:style-name="P7"><text:span text:style-name="T3">P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" draw:text-style-name="P3" draw:layer="layout" svg:width="5.385cm" svg:height="2.691cm" svg:x="17.713cm" svg:y="4.785cm">
          <text:p text:style-name="P2"><text:span text:style-name="T1">Ejecutan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524cm" svg:height="1.524cm" svg:x="22.692cm" svg:y="3.807cm">
          <text:p text:style-name="P7"><text:span text:style-name="T3">P4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Landscape_25_20drawing">
        <draw:custom-shape draw:style-name="gr9" draw:text-style-name="P1" draw:layer="layout" svg:width="22.826cm" svg:height="12.573cm" svg:x="3.574cm" svg:y="3.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106cm" svg:height="2.181cm" svg:x="6.221cm" svg:y="8.077cm">
          <text:p text:style-name="P2"><text:span text:style-name="T1">Lis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5.385cm" svg:height="2.691cm" svg:x="19.171cm" svg:y="4.968cm">
          <text:p text:style-name="P2"><text:span text:style-name="T1">Ejecutan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4.457cm" svg:height="2.366cm" svg:x="14.993cm" svg:y="12.952cm">
          <text:p text:style-name="P2"><text:span text:style-name="T1">En esp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21.26cm" svg:y1="7.659cm" svg:x2="17.825cm" svg:y2="12.997cm">
          <text:p/>
        </draw:line>
        <draw:frame draw:style-name="gr6" draw:text-style-name="P6" draw:layer="layout" svg:width="3.881cm" svg:height="1.801cm" svg:x="18.924cm" svg:y="10.806cm">
          <draw:text-box>
            <text:p text:style-name="P5"><text:span text:style-name="T2">Solicitud </text:span><text:span text:style-name="T2"><text:line-break/></text:span><text:span text:style-name="T2">de E/S</text:span></text:p>
          </draw:text-box>
        </draw:frame>
        <draw:frame draw:style-name="gr7" draw:text-style-name="P6" draw:layer="layout" svg:width="3.881cm" svg:height="2.576cm" svg:x="10.51cm" svg:y="12.472cm">
          <draw:text-box>
            <text:p text:style-name="P5"><text:span text:style-name="T2">Operación</text:span><text:span text:style-name="T2"><text:line-break/></text:span><text:span text:style-name="T2">de E/S terminada</text:span></text:p>
          </draw:text-box>
        </draw:frame>
        <draw:line draw:style-name="gr5" draw:text-style-name="P4" draw:layer="layout" svg:x1="15.365cm" svg:y1="13.461cm" svg:x2="10.119cm" svg:y2="10.165cm">
          <text:p/>
        </draw:line>
        <draw:line draw:style-name="gr5" draw:text-style-name="P4" draw:layer="layout" svg:x1="10.119cm" svg:y1="8.216cm" svg:x2="19.171cm" svg:y2="6.081cm">
          <text:p/>
        </draw:line>
        <draw:frame draw:style-name="gr6" draw:text-style-name="P6" draw:layer="layout" svg:width="3.881cm" svg:height="1.801cm" svg:x="12.507cm" svg:y="5.044cm">
          <draw:text-box>
            <text:p text:style-name="P5"><text:span text:style-name="T2">Acceso</text:span><text:span text:style-name="T2"><text:line-break/></text:span><text:span text:style-name="T2">a la CPU</text:span></text:p>
          </draw:text-box>
        </draw:frame>
        <draw:line draw:style-name="gr5" draw:text-style-name="P4" draw:layer="layout" svg:x1="6.824cm" svg:y1="11.512cm" svg:x2="8.216cm" svg:y2="10.119cm">
          <text:p/>
        </draw:line>
        <draw:frame draw:style-name="gr6" draw:text-style-name="P6" draw:layer="layout" svg:width="4.761cm" svg:height="1.801cm" svg:x="4.612cm" svg:y="11.636cm">
          <draw:text-box>
            <text:p text:style-name="P5"><text:span text:style-name="T2">Creación del </text:span><text:span text:style-name="T2"><text:line-break/></text:span><text:span text:style-name="T2">proceso</text:span></text:p>
          </draw:text-box>
        </draw:frame>
        <draw:frame draw:style-name="gr6" draw:text-style-name="P6" draw:layer="layout" svg:width="3.552cm" svg:height="1.801cm" svg:x="23.014cm" svg:y="10.105cm">
          <draw:text-box>
            <text:p text:style-name="P5"><text:span text:style-name="T2">Fin del </text:span><text:span text:style-name="T2"><text:line-break/></text:span><text:span text:style-name="T2">proceso</text:span></text:p>
          </draw:text-box>
        </draw:frame>
        <draw:line draw:style-name="gr5" draw:text-style-name="P4" draw:layer="layout" svg:x1="22.209cm" svg:y1="7.559cm" svg:x2="24.416cm" svg:y2="9.841cm">
          <text:p/>
        </draw:line>
        <draw:line draw:style-name="gr5" draw:text-style-name="P4" draw:layer="layout" svg:x1="19.403cm" svg:y1="6.963cm" svg:x2="11.326cm" svg:y2="8.819cm">
          <text:p/>
        </draw:line>
        <draw:frame draw:style-name="gr6" draw:text-style-name="P6" draw:layer="layout" svg:width="3.881cm" svg:height="1.801cm" svg:x="14.179cm" svg:y="8.108cm">
          <draw:text-box>
            <text:p text:style-name="P5"><text:span text:style-name="T2">Tiempo</text:span><text:span text:style-name="T2"><text:line-break/></text:span><text:span text:style-name="T2">agotado</text:span></text:p>
          </draw:text-box>
        </draw:frame>
        <draw:g>
          <draw:custom-shape draw:style-name="gr13" draw:text-style-name="P8" draw:layer="layout" svg:width="1.524cm" svg:height="1.524cm" svg:x="5.832cm" svg:y="6.207cm">
            <text:p text:style-name="P7"><text:span text:style-name="T3">P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24cm" svg:height="1.524cm" svg:x="7.362cm" svg:y="6.207cm">
            <text:p text:style-name="P7"><text:span text:style-name="T3">P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8" draw:layer="layout" svg:width="1.524cm" svg:height="1.524cm" svg:x="24.368cm" svg:y="3.794cm">
            <text:p text:style-name="P7"><text:span text:style-name="T3">P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" draw:text-style-name="P3" draw:layer="layout" svg:width="5.385cm" svg:height="2.691cm" svg:x="17.713cm" svg:y="4.785cm">
          <text:p text:style-name="P2"><text:span text:style-name="T1">Ejecutan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1.524cm" svg:height="1.524cm" svg:x="22.802cm" svg:y="3.807cm">
          <text:p text:style-name="P7"><text:span text:style-name="T3">P1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Landscape_25_20drawing">
        <draw:custom-shape draw:style-name="gr9" draw:text-style-name="P1" draw:layer="layout" svg:width="22.826cm" svg:height="12.573cm" svg:x="3.574cm" svg:y="3.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106cm" svg:height="2.181cm" svg:x="6.221cm" svg:y="8.077cm">
          <text:p text:style-name="P2"><text:span text:style-name="T1">Lis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5.385cm" svg:height="2.691cm" svg:x="19.171cm" svg:y="4.968cm">
          <text:p text:style-name="P2"><text:span text:style-name="T1">Ejecutan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4.457cm" svg:height="2.366cm" svg:x="14.993cm" svg:y="12.952cm">
          <text:p text:style-name="P2"><text:span text:style-name="T1">En esp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21.26cm" svg:y1="7.659cm" svg:x2="17.825cm" svg:y2="12.997cm">
          <text:p/>
        </draw:line>
        <draw:frame draw:style-name="gr6" draw:text-style-name="P6" draw:layer="layout" svg:width="3.881cm" svg:height="1.801cm" svg:x="18.924cm" svg:y="10.806cm">
          <draw:text-box>
            <text:p text:style-name="P5"><text:span text:style-name="T2">Solicitud </text:span><text:span text:style-name="T2"><text:line-break/></text:span><text:span text:style-name="T2">de E/S</text:span></text:p>
          </draw:text-box>
        </draw:frame>
        <draw:frame draw:style-name="gr7" draw:text-style-name="P6" draw:layer="layout" svg:width="3.881cm" svg:height="2.576cm" svg:x="10.51cm" svg:y="12.472cm">
          <draw:text-box>
            <text:p text:style-name="P5"><text:span text:style-name="T2">Operación</text:span><text:span text:style-name="T2"><text:line-break/></text:span><text:span text:style-name="T2">de E/S terminada</text:span></text:p>
          </draw:text-box>
        </draw:frame>
        <draw:line draw:style-name="gr5" draw:text-style-name="P4" draw:layer="layout" svg:x1="15.365cm" svg:y1="13.461cm" svg:x2="10.119cm" svg:y2="10.165cm">
          <text:p/>
        </draw:line>
        <draw:line draw:style-name="gr5" draw:text-style-name="P4" draw:layer="layout" svg:x1="10.119cm" svg:y1="8.216cm" svg:x2="19.171cm" svg:y2="6.081cm">
          <text:p/>
        </draw:line>
        <draw:frame draw:style-name="gr6" draw:text-style-name="P6" draw:layer="layout" svg:width="3.881cm" svg:height="1.801cm" svg:x="12.507cm" svg:y="5.044cm">
          <draw:text-box>
            <text:p text:style-name="P5"><text:span text:style-name="T2">Acceso</text:span><text:span text:style-name="T2"><text:line-break/></text:span><text:span text:style-name="T2">a la CPU</text:span></text:p>
          </draw:text-box>
        </draw:frame>
        <draw:line draw:style-name="gr5" draw:text-style-name="P4" draw:layer="layout" svg:x1="6.824cm" svg:y1="11.512cm" svg:x2="8.216cm" svg:y2="10.119cm">
          <text:p/>
        </draw:line>
        <draw:frame draw:style-name="gr6" draw:text-style-name="P6" draw:layer="layout" svg:width="4.761cm" svg:height="1.801cm" svg:x="4.612cm" svg:y="11.636cm">
          <draw:text-box>
            <text:p text:style-name="P5"><text:span text:style-name="T2">Creación del </text:span><text:span text:style-name="T2"><text:line-break/></text:span><text:span text:style-name="T2">proceso</text:span></text:p>
          </draw:text-box>
        </draw:frame>
        <draw:frame draw:style-name="gr6" draw:text-style-name="P6" draw:layer="layout" svg:width="3.552cm" svg:height="1.801cm" svg:x="23.014cm" svg:y="10.105cm">
          <draw:text-box>
            <text:p text:style-name="P5"><text:span text:style-name="T2">Fin del </text:span><text:span text:style-name="T2"><text:line-break/></text:span><text:span text:style-name="T2">proceso</text:span></text:p>
          </draw:text-box>
        </draw:frame>
        <draw:line draw:style-name="gr5" draw:text-style-name="P4" draw:layer="layout" svg:x1="22.209cm" svg:y1="7.559cm" svg:x2="24.416cm" svg:y2="9.841cm">
          <text:p/>
        </draw:line>
        <draw:line draw:style-name="gr5" draw:text-style-name="P4" draw:layer="layout" svg:x1="19.403cm" svg:y1="6.963cm" svg:x2="11.326cm" svg:y2="8.819cm">
          <text:p/>
        </draw:line>
        <draw:frame draw:style-name="gr6" draw:text-style-name="P6" draw:layer="layout" svg:width="3.881cm" svg:height="1.801cm" svg:x="14.179cm" svg:y="8.108cm">
          <draw:text-box>
            <text:p text:style-name="P5"><text:span text:style-name="T2">Tiempo</text:span><text:span text:style-name="T2"><text:line-break/></text:span><text:span text:style-name="T2">agotado</text:span></text:p>
          </draw:text-box>
        </draw:frame>
        <draw:g>
          <draw:custom-shape draw:style-name="gr13" draw:text-style-name="P8" draw:layer="layout" svg:width="1.524cm" svg:height="1.524cm" svg:x="24.368cm" svg:y="13.954cm">
            <text:p text:style-name="P7"><text:span text:style-name="T3">P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8" draw:layer="layout" svg:width="1.524cm" svg:height="1.524cm" svg:x="24.368cm" svg:y="3.794cm">
            <text:p text:style-name="P7"><text:span text:style-name="T3">P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8" draw:layer="layout" svg:width="1.524cm" svg:height="1.524cm" svg:x="24.368cm" svg:y="8.694cm">
            <text:p text:style-name="P7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" draw:text-style-name="P3" draw:layer="layout" svg:width="5.385cm" svg:height="2.691cm" svg:x="17.713cm" svg:y="4.785cm">
          <text:p text:style-name="P2"><text:span text:style-name="T1">Ejecutan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3" draw:text-style-name="P8" draw:layer="layout" svg:width="1.524cm" svg:height="1.524cm" svg:x="22.844cm" svg:y="3.794cm">
            <text:p text:style-name="P7"><text:span text:style-name="T3">P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8" draw:style-name="dp1" draw:master-page-name="Landscape_25_20drawing">
        <draw:custom-shape draw:style-name="gr9" draw:text-style-name="P1" draw:layer="layout" svg:width="22.826cm" svg:height="12.573cm" svg:x="3.574cm" svg:y="3.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106cm" svg:height="2.181cm" svg:x="6.221cm" svg:y="8.077cm">
          <text:p text:style-name="P2"><text:span text:style-name="T1">Lis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5.385cm" svg:height="2.691cm" svg:x="19.171cm" svg:y="4.968cm">
          <text:p text:style-name="P2"><text:span text:style-name="T1">Ejecutan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4.457cm" svg:height="2.366cm" svg:x="14.993cm" svg:y="12.952cm">
          <text:p text:style-name="P2"><text:span text:style-name="T1">En esp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21.26cm" svg:y1="7.659cm" svg:x2="17.825cm" svg:y2="12.997cm">
          <text:p/>
        </draw:line>
        <draw:frame draw:style-name="gr6" draw:text-style-name="P6" draw:layer="layout" svg:width="3.881cm" svg:height="1.801cm" svg:x="18.924cm" svg:y="10.806cm">
          <draw:text-box>
            <text:p text:style-name="P5"><text:span text:style-name="T2">Solicitud </text:span><text:span text:style-name="T2"><text:line-break/></text:span><text:span text:style-name="T2">de E/S</text:span></text:p>
          </draw:text-box>
        </draw:frame>
        <draw:frame draw:style-name="gr7" draw:text-style-name="P6" draw:layer="layout" svg:width="3.881cm" svg:height="2.576cm" svg:x="10.51cm" svg:y="12.472cm">
          <draw:text-box>
            <text:p text:style-name="P5"><text:span text:style-name="T2">Operación</text:span><text:span text:style-name="T2"><text:line-break/></text:span><text:span text:style-name="T2">de E/S terminada</text:span></text:p>
          </draw:text-box>
        </draw:frame>
        <draw:line draw:style-name="gr5" draw:text-style-name="P4" draw:layer="layout" svg:x1="15.365cm" svg:y1="13.461cm" svg:x2="10.119cm" svg:y2="10.165cm">
          <text:p/>
        </draw:line>
        <draw:line draw:style-name="gr5" draw:text-style-name="P4" draw:layer="layout" svg:x1="10.119cm" svg:y1="8.216cm" svg:x2="19.171cm" svg:y2="6.081cm">
          <text:p/>
        </draw:line>
        <draw:frame draw:style-name="gr6" draw:text-style-name="P6" draw:layer="layout" svg:width="3.881cm" svg:height="1.801cm" svg:x="12.507cm" svg:y="5.044cm">
          <draw:text-box>
            <text:p text:style-name="P5"><text:span text:style-name="T2">Acceso</text:span><text:span text:style-name="T2"><text:line-break/></text:span><text:span text:style-name="T2">a la CPU</text:span></text:p>
          </draw:text-box>
        </draw:frame>
        <draw:line draw:style-name="gr5" draw:text-style-name="P4" draw:layer="layout" svg:x1="6.824cm" svg:y1="11.512cm" svg:x2="8.216cm" svg:y2="10.119cm">
          <text:p/>
        </draw:line>
        <draw:frame draw:style-name="gr6" draw:text-style-name="P6" draw:layer="layout" svg:width="4.761cm" svg:height="1.801cm" svg:x="4.612cm" svg:y="11.636cm">
          <draw:text-box>
            <text:p text:style-name="P5"><text:span text:style-name="T2">Creación del </text:span><text:span text:style-name="T2"><text:line-break/></text:span><text:span text:style-name="T2">proceso</text:span></text:p>
          </draw:text-box>
        </draw:frame>
        <draw:frame draw:style-name="gr6" draw:text-style-name="P6" draw:layer="layout" svg:width="3.552cm" svg:height="1.801cm" svg:x="23.014cm" svg:y="10.105cm">
          <draw:text-box>
            <text:p text:style-name="P5"><text:span text:style-name="T2">Fin del </text:span><text:span text:style-name="T2"><text:line-break/></text:span><text:span text:style-name="T2">proceso</text:span></text:p>
          </draw:text-box>
        </draw:frame>
        <draw:line draw:style-name="gr5" draw:text-style-name="P4" draw:layer="layout" svg:x1="22.209cm" svg:y1="7.559cm" svg:x2="24.416cm" svg:y2="9.841cm">
          <text:p/>
        </draw:line>
        <draw:line draw:style-name="gr5" draw:text-style-name="P4" draw:layer="layout" svg:x1="19.403cm" svg:y1="6.963cm" svg:x2="11.326cm" svg:y2="8.819cm">
          <text:p/>
        </draw:line>
        <draw:frame draw:style-name="gr6" draw:text-style-name="P6" draw:layer="layout" svg:width="3.881cm" svg:height="1.801cm" svg:x="14.179cm" svg:y="8.108cm">
          <draw:text-box>
            <text:p text:style-name="P5"><text:span text:style-name="T2">Tiempo</text:span><text:span text:style-name="T2"><text:line-break/></text:span><text:span text:style-name="T2">agotado</text:span></text:p>
          </draw:text-box>
        </draw:frame>
        <draw:g>
          <draw:custom-shape draw:style-name="gr13" draw:text-style-name="P8" draw:layer="layout" svg:width="1.524cm" svg:height="1.524cm" svg:x="7.362cm" svg:y="6.207cm">
            <text:p text:style-name="P7"><text:span text:style-name="T3">P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8" draw:layer="layout" svg:width="1.524cm" svg:height="1.524cm" svg:x="24.368cm" svg:y="3.794cm">
            <text:p text:style-name="P7"><text:span text:style-name="T3">P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" draw:text-style-name="P3" draw:layer="layout" svg:width="5.385cm" svg:height="2.691cm" svg:x="17.713cm" svg:y="4.785cm">
          <text:p text:style-name="P2"><text:span text:style-name="T1">Ejecutan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1.524cm" svg:height="1.524cm" svg:x="22.844cm" svg:y="3.794cm">
          <text:p text:style-name="P7"><text:span text:style-name="T3">P4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Landscape_25_20drawing" style:display-name="Landscape%20drawing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6-05-30T13:04:35.677494269</meta:creation-date>
    <dc:date>2016-05-30T14:47:59.478313285</dc:date>
    <dc:creator>Eduardo Grosclaude</dc:creator>
    <meta:editing-duration>PT1H28M12S</meta:editing-duration>
    <meta:editing-cycles>2</meta:editing-cycles>
    <meta:generator>LibreOffice/5.0.4.2$Linux_X86_64 LibreOffice_project/2b9802c1994aa0b7dc6079e128979269cf95bc78</meta:generator>
    <meta:document-statistic meta:object-count="180"/>
  </office:meta>
</office:document-meta>
</file>